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74 : Add an xcosAddToolsMenu to ease external tools integration.</text:h>
      <text:p text:style-name="P2"/>
      <text:p text:style-name="P1"/>
      <text:p text:style-name="P1">Version: 1.0</text:p>
      <text:p text:style-name="P1">Author: Clément David (clement.david@scilab-enterprises.com)</text:p>
      <text:p text:style-name="P1">Review: </text:p>
      <text:p text:style-name="P1">Commented: </text:p>
      <text:p text:style-name="P1">State:</text:p>
      <text:p text:style-name="P1">Scilab-Version: 5.4.0</text:p>
      <text:p text:style-name="P1">Created: Thu Jan <text:s/>5 2012</text:p>
      <text:p text:style-name="P2"/>
      <text:p text:style-name="P1"/>
      <text:h text:style-name="P5" text:outline-level="3">Abstract</text:h>
      <text:p text:style-name="P1">xcosAddToolsMenu create a new menu on the Xcos « Tools » menu item.</text:p>
      <text:p text:style-name="P1"/>
      <text:h text:style-name="P5" text:outline-level="3">Rationale</text:h>
      <text:p text:style-name="P1"/>
      <text:p text:style-name="P1">External tools need to extract informations from the diagram or the selected block. They also need to update some blocks parameters.</text:p>
      <text:p text:style-name="P1"/>
      <text:p text:style-name="P1">Add a xcosAddToolsMenu will ease external tools integration.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>xcosAddToolsMenu("print plop", "disp(''plop'')");</text:span></text:span></text:p>
      <text:p text:style-name="P3"><text:span text:style-name="Teletype"><text:span text:style-name="T1">xcosAddToolsMenu("print selected block", "disp(blk)");</text:span></text:span></text:p>
      <text:p text:style-name="P3"><text:span text:style-name="Teletype"><text:span text:style-name="T1">xcosAddToolsMenu("print diagram", "disp(scs_m)");</text:span></text:span></text:p>
      <text:p text:style-name="P1"/>
      <text:p text:style-name="P3"><text:span text:style-name="Teletype"><text:span text:style-name="T1">xcosAddToolsMenu("update block", "execstr(''[ok, blk] = '' + blk.gui + ''(''''set'''', blk)'')");</text:span></text:span></text:p>
      <text:h text:style-name="P5" text:outline-level="3">Changelog</text:h>
      <text:p text:style-name="P3"><text:tab/><text:span text:style-name="T2">1.0 – Initial Revision</text:span></text:p>
      <text:h text:style-name="P5" text:outline-level="3">Copyright</text:h>
      <text:p text:style-name="P3"><text:tab/>This document has been placed under the license CeCILL-B.</text:p>
      <text:p text:style-name="Standard"><text:tab/>© Scilab Enterpri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ierre MARECHAL</meta:initial-creator>
    <meta:creation-date>2008-07-09T13:39:08</meta:creation-date>
    <dc:date>2012-01-05T13:48:40</dc:date>
    <meta:editing-cycles>15</meta:editing-cycles>
    <meta:editing-duration>PT45M</meta:editing-duration>
    <dc:creator>Clément David</dc:creator>
    <meta:document-statistic meta:table-count="0" meta:image-count="0" meta:object-count="0" meta:page-count="1" meta:paragraph-count="23" meta:word-count="112" meta:character-count="869" meta:non-whitespace-character-count="774"/>
    <meta:user-defined meta:name="Info 1"/>
    <meta:user-defined meta:name="Info 2"/>
    <meta:user-defined meta:name="Info 3"/>
    <meta:user-defined meta:name="Info 4"/>
  </office:meta>
</office:document-meta>
</file>